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5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1.40pt" fo:text-indent="-1.40pt">
        <style:tab-stops>
          <style:tab-stop style:position="123.20pt"/>
          <style:tab-stop style:position="3288.2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TableColumn0100" style:family="table-column">
      <style:table-column-properties style:column-width="1.730556in"/>
    </style:style>
    <style:style style:name="TableColumn0101" style:family="table-column">
      <style:table-column-properties style:column-width="5.194444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Scraping Documentation (each url is a party section) </text:span></text:p>
      <text:p text:style-name="P1"><text:span text:style-name="T2"/></text:p>
      <text:p text:style-name="P1"><text:a xlink:href="https://www.conservative.ca/team/2019-candidates/"><text:span text:style-name="T3">https://www.conservative.ca/team/2019-candidates/</text:span></text:a><text:span text:style-name="T4"><text:s/></text:span></text:p>
      <text:p text:style-name="P1"><text:span text:style-name="T5"/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6">&lt;div class="cabinet-member"&gt;</text:span><text:span text:style-name="T7"/></text:p>
          </table:table-cell>
          <table:table-cell table:style-name="TableCell010001">
            <text:p text:style-name="P3"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7"/></text:p>
          </table:table-cell>
          <table:table-cell table:style-name="TableCell010101">
            <text:p text:style-name="P6"><text:span text:style-name="T8">&lt;div class="cabinet-avatar"&gt;</text:span><text:span text:style-name="T9"/></text:p>
          </table:table-cell>
        </table:table-row>
        <table:table-row table:style-name="TableRow0102">
          <table:table-cell table:style-name="TableCell010200">
            <text:p text:style-name="P8"><text:span text:style-name="T9"/></text:p>
          </table:table-cell>
          <table:table-cell table:style-name="TableCell010201">
            <text:p text:style-name="P8"><text:span text:style-name="T10">&lt;img src="https://cpcassets.conservative.ca/wp-content/uploads/2019/04/03155223/18a9cb5d2e37e61-150x150.png"&gt;</text:span><text:span text:style-name="T11"/></text:p>
          </table:table-cell>
        </table:table-row>
        <table:table-row table:style-name="TableRow0103">
          <table:table-cell table:style-name="TableCell010300">
            <text:p text:style-name="P10"><text:span text:style-name="T11"/></text:p>
          </table:table-cell>
          <table:table-cell table:style-name="TableCell010301">
            <text:p text:style-name="P10"><text:span text:style-name="T12">&lt;/div&gt;</text:span><text:span text:style-name="T13"/></text:p>
          </table:table-cell>
        </table:table-row>
        <table:table-row table:style-name="TableRow0104">
          <table:table-cell table:style-name="TableCell010400">
            <text:p text:style-name="P12"><text:span text:style-name="T13"/></text:p>
          </table:table-cell>
          <table:table-cell table:style-name="TableCell010401">
            <text:p text:style-name="P12"><text:span text:style-name="T14">&lt;div class="cabinet-flex-content"&gt;</text:span><text:span text:style-name="T15"/></text:p>
          </table:table-cell>
        </table:table-row>
        <table:table-row table:style-name="TableRow0105">
          <table:table-cell table:style-name="TableCell010500">
            <text:p text:style-name="P14"><text:span text:style-name="T15"/></text:p>
          </table:table-cell>
          <table:table-cell table:style-name="TableCell010501">
            <text:p text:style-name="P14"><text:span text:style-name="T16">&lt;h3&gt;Theodore Antony&lt;/h3&gt;</text:span><text:span text:style-name="T17"/></text:p>
          </table:table-cell>
        </table:table-row>
        <table:table-row table:style-name="TableRow0106">
          <table:table-cell table:style-name="TableCell010600">
            <text:p text:style-name="P16"><text:span text:style-name="T17"/></text:p>
          </table:table-cell>
          <table:table-cell table:style-name="TableCell010601">
            <text:p text:style-name="P16"><text:span text:style-name="T18">&lt;p class="riding-title"&gt;Markham</text:span><text:span text:style-name="T19"> — </text:span><text:span text:style-name="T20">Stouffville&lt;/p&gt;</text:span><text:span text:style-name="T21"/></text:p>
          </table:table-cell>
        </table:table-row>
        <table:table-row table:style-name="TableRow0107">
          <table:table-cell table:style-name="TableCell010700">
            <text:p text:style-name="P18"><text:span text:style-name="T21"/></text:p>
          </table:table-cell>
          <table:table-cell table:style-name="TableCell010701">
            <text:p text:style-name="P18"><text:span text:style-name="T22">&lt;/div&gt;</text:span><text:span text:style-name="T23"/></text:p>
          </table:table-cell>
        </table:table-row>
        <table:table-row table:style-name="TableRow0108">
          <table:table-cell table:style-name="TableCell010800">
            <text:p text:style-name="P20"><text:span text:style-name="T23"/></text:p>
          </table:table-cell>
          <table:table-cell table:style-name="TableCell010801">
            <text:p text:style-name="P20"><text:span text:style-name="T24">&lt;a href="https://www.conservative.ca/team-member/theodore-antony/"class="button button--blue"&gt;Learn More&lt;/a&gt;</text:span><text:span text:style-name="T25"/></text:p>
          </table:table-cell>
        </table:table-row>
        <table:table-row table:style-name="TableRow0109">
          <table:table-cell table:style-name="TableCell010900">
            <text:p text:style-name="P22"><text:span text:style-name="T25"/></text:p>
          </table:table-cell>
          <table:table-cell table:style-name="TableCell010901">
            <text:p text:style-name="P22"><text:span text:style-name="T26">&lt;/div&gt;</text:span><text:span text:style-name="T27"/></text:p>
          </table:table-cell>
        </table:table-row>
      </table:table>
      <text:p text:style-name="P24"><text:span text:style-name="T27"/></text:p>
      <text:p text:style-name="P24"><text:span text:style-name="T28">document.querySelector('.team-bio-image').nextElementSibling</text:span></text:p>
      <text:p text:style-name="P24"><text:span text:style-name="T28">document.querySelector('.social-nav').querySelectorAll('a').forEach((item) =&gt; console.log(item.dataset.type, item.href))</text:span></text:p>
      <text:p text:style-name="P24"><text:span text:style-name="T29"/></text:p>
      <text:p text:style-name="P24"><text:span text:style-name="T30">&lt;div&gt; </text:span></text:p>
      <text:p text:style-name="P24"><text:span text:style-name="T30">&lt;p&gt;</text:span></text:p>
      <text:p text:style-name="P24"><text:span text:style-name="T30">&lt;p&gt;</text:span></text:p>
      <text:p text:style-name="P24"><text:span text:style-name="T31"/></text:p>
      <text:p text:style-name="P24"><text:span text:style-name="T32">document.querySelectorAll(".cabinet-member");</text:span></text:p>
      <text:p text:style-name="P24"><text:span text:style-name="T32"><text:s text:c="9"/>.querySelector -&gt;</text:span></text:p>
      <text:p text:style-name="P24"><text:span text:style-name="T32"><text:s text:c="10"/><text:tab/>('h3').textContent for name</text:span></text:p>
      <text:p text:style-name="P24"><text:span text:style-name="T32"><text:s text:c="13"/>img.src<text:s text:c="2"/>for image</text:span></text:p>
      <text:p text:style-name="P24"><text:span text:style-name="T32"><text:s text:c="12"/>.riding-title for riding</text:span></text:p>
      <text:p text:style-name="P24"><text:span text:style-name="T32"><text:s text:c="12"/>a<text:s text:c="5"/>for website</text:span></text:p>
      <text:p text:style-name="P24"><text:span text:style-name="T33"><text:s text:c="11"/></text:span></text:p>
      <text:p text:style-name="P24"><text:span text:style-name="T34"/></text:p>
      <text:p text:style-name="P24"><text:span text:style-name="T34"/></text:p>
      <text:p text:style-name="P24"><text:a xlink:href="https://www.liberal.ca/team-trudeau-2019-candidates/"><text:span text:style-name="T35">https://www.liberal.ca/team-trudeau-2019-candidates/</text:span></text:a><text:span text:style-name="T36"><text:s/></text:span></text:p>
      <text:p text:style-name="P24"><text:span text:style-name="T37">t.querySelectorAll(".candidate-card");</text:span></text:p>
      <text:p text:style-name="P24"><text:span text:style-name="T37"><text:s text:c="2"/>-&gt;querySelecto('.photo') +</text:span></text:p>
      <text:p text:style-name="P24"><text:span text:style-name="T37"><text:s text:c="11"/>'.riding' + </text:span></text:p>
      <text:p text:style-name="P24"><text:span text:style-name="T37"><text:s text:c="11"/>.candidate-social-link--[facebook,twitter,instagram, OR website] +</text:span></text:p>
      <text:p text:style-name="P24"><text:span text:style-name="T37"><text:s text:c="10"/>.link-container-left).nextElementSibling if .textContent === donate </text:span></text:p>
      <text:p text:style-name="P24"><text:span text:style-name="T37"><text:s/></text:span></text:p>
      <text:p text:style-name="P24"><text:span text:style-name="T38">class="bio-paragraph-container"</text:span></text:p>
      <text:p text:style-name="P24"><text:span text:style-name="T38"/></text:p>
      <text:p text:style-name="P24"><text:span text:style-name="T38">note: missing some liberal logic after failed to save</text:span></text:p>
      <text:p text:style-name="P24"><text:span text:style-name="T38"/></text:p>
      <text:p text:style-name="P24"><text:span text:style-name="T38"/></text:p>
      <text:p text:style-name="P24"><text:a xlink:href="https://www.greenparty.ca/en/candidates"><text:span text:style-name="T39">https://www.greenparty.ca/en/candidates</text:span></text:a><text:span text:style-name="T40"><text:s/></text:span></text:p>
      <text:p text:style-name="P24"><text:span text:style-name="T41"/></text:p>
      <text:p text:style-name="P24"><text:span text:style-name="T42">.querySelectorAll('.candidate-card'</text:span></text:p>
      <text:p text:style-name="P24"><text:span text:style-name="T42"><text:s text:c="6"/>queryselector( </text:span></text:p>
      <text:p text:style-name="P24"><text:span text:style-name="T42"><text:s text:c="12"/>.candidate-name </text:span></text:p>
      <text:p text:style-name="P24"><text:span text:style-name="T42"><text:s text:c="12"/>.riding-name</text:span></text:p>
      <text:p text:style-name="P24"><text:span text:style-name="T42"><text:s text:c="13"/>.candidate-image.dataset.src<text:s text:c="2"/>--&gt; .match(/ src="([^"]*)"/)[1]</text:span></text:p>
      <text:p text:style-name="P24"><text:span text:style-name="T42"><text:s text:c="13"/>(</text:span><text:a xlink:href="https://www.greenparty.ca/"><text:span text:style-name="T44">https://www.greenparty.ca</text:span></text:a><text:span text:style-name="T45">) +<text:s text:c="2"/>(.modal-bio a).href </text:span></text:p>
      <text:p text:style-name="P24"><text:span text:style-name="T45"><text:tab/>querySelector('.candidate-contact &gt; [title=Facebook]') and title=Twitter, Instagram</text:span></text:p>
      <text:p text:style-name="P24"><text:span text:style-name="T45"><text:tab/><text:s/></text:span><text:a xlink:href="https://www.greenparty.ca/"><text:span text:style-name="T47">https://www.greenparty.ca</text:span></text:a><text:span text:style-name="T48"><text:s/>+ .btn-donate </text:span></text:p>
      <text:p text:style-name="P24"><text:span text:style-name="T48"><text:s text:c="13"/></text:span><text:span text:style-name="T49"/></text:p>
      <text:p text:style-name="P24"><text:span text:style-name="T49"/></text:p>
      <text:p text:style-name="P24"><text:a xlink:href="https://www.peoplespartyofcanada.ca/our_candidates"><text:span text:style-name="T50">https://www.peoplespartyofcanada.ca/our_candidates</text:span></text:a><text:span text:style-name="T51"><text:s/></text:span></text:p>
      <text:p text:style-name="P24"><text:span text:style-name="T52"/></text:p>
      <text:p text:style-name="P24"><text:span text:style-name="T53">querySelectAll(.canidatetable &gt; tr) </text:span></text:p>
      <text:p text:style-name="P24"><text:span text:style-name="T53"><text:tab/>-&gt;</text:span></text:p>
      <text:p text:style-name="P24"><text:span text:style-name="T53"><text:tab/>map </text:span></text:p>
      <text:p text:style-name="P24"><text:span text:style-name="T53"><text:tab/>if (!.querySelect(strong)<text:s text:c="3"/>(this is the heading they use :/ ) )</text:span></text:p>
      <text:p text:style-name="P24"><text:span text:style-name="T53"><text:tab/><text:tab/>.querySelectorAll(td)</text:span></text:p>
      <text:p text:style-name="P24"><text:span text:style-name="T53"><text:tab/><text:tab/><text:s text:c="4"/>-&gt; [0] = riding,</text:span></text:p>
      <text:p text:style-name="P24"><text:span text:style-name="T53"><text:tab/><text:tab/><text:s text:c="3"/>-&gt;[1]<text:s text:c="2"/>=<text:s text:c="2"/>name</text:span></text:p>
      <text:p text:style-name="P24"><text:span text:style-name="T53"><text:tab/><text:tab/><text:s text:c="3"/>-&gt; [2].querySelector(a) = twitter</text:span></text:p>
      <text:p text:style-name="P24"><text:span text:style-name="T53"><text:tab/><text:tab/><text:s text:c="2"/>-&gt; [3].querySelector(a) = facebook</text:span></text:p>
      <text:p text:style-name="P24"><text:span text:style-name="T53"><text:tab/><text:tab/><text:s text:c="3"/>-&gt; [4].querySelector(a) = website</text:span></text:p>
      <text:p text:style-name="P24"><text:span text:style-name="T54"/></text:p>
      <text:p text:style-name="P24"><text:span text:style-name="T55">no images, if twitter can generate from twitter like so:</text:span></text:p>
      <text:p text:style-name="P24"><text:a xlink:href="https://twitter.com/[screen_name]/profile_image?size=original"><text:span text:style-name="T56">https://twitter.com/[screen_name]/profile_image?size=original</text:span></text:a><text:span text:style-name="T57"/></text:p>
      <text:p text:style-name="P24"><text:span text:style-name="T58">e.g.<text:s text:c="2"/>nadinewellwood</text:span></text:p>
      <text:p text:style-name="P24"><text:a xlink:href="https://twitter.com/nadinewellwood/profile_image?size=original"><text:span text:style-name="T59">https://twitter.com/nadinewellwood/profile_image?size=original</text:span></text:a><text:span text:style-name="T60"/></text:p>
      <text:p text:style-name="P24"><text:span text:style-name="T61"><text:tab/><text:tab/><text:tab/></text:span></text:p>
      <text:p text:style-name="P24"><text:span text:style-name="T61">peoa</text:span></text:p>
      <text:p text:style-name="P24"><text:span text:style-name="T62"/></text:p>
      <text:p text:style-name="P24"><text:span text:style-name="T62"/></text:p>
      <text:p text:style-name="P24"><text:a xlink:href="https://www.ndp.ca/candidates"><text:span text:style-name="T63">https://www.ndp.ca/candidates</text:span></text:a><text:span text:style-name="T64"><text:s/></text:span></text:p>
      <text:p text:style-name="P24"><text:span text:style-name="T65"/></text:p>
      <text:p text:style-name="P24"><text:span text:style-name="T66">querySelectorAll(".campaign-civics-list-inner")</text:span></text:p>
      <text:p text:style-name="P24"><text:span text:style-name="T67"/></text:p>
      <text:p text:style-name="P24"><text:span text:style-name="T68">querySelector(".civic-image")</text:span></text:p>
      <text:p text:style-name="P24"><text:span text:style-name="T68">&lt;img class="campaign-civics-list-image civic-image" src="https://www.ndp.ca/sites/default/files/headshots/35072-adamoj-candidatepage-400x480_0.png" data-img-src="https://www.ndp.ca/sites/default/files/headshots/35072-adamoj-candidatepage-400x480_0.png" alt="Jerome<text:s text:c="2"/>Adamo" data-img-src-loaded="1"&gt;</text:span></text:p>
      <text:p text:style-name="P24"><text:span text:style-name="T69"/></text:p>
      <text:p text:style-name="P24"><text:span text:style-name="T69"/></text:p>
      <text:p text:style-name="P24"><text:span text:style-name="T70">querySelector(".civic-data")</text:span></text:p>
      <text:p text:style-name="P24"><text:span text:style-name="T71"/></text:p>
      <text:p text:style-name="P24"><text:span text:style-name="T72">&lt;div class="civic-data" data-fullname="Jerome<text:s text:c="2"/>Adamo" data-firstname="Jerome" data-lastname="Adamo" data-cabinet-position="" data-riding-code="35072" data-riding-name="Oakville" data-tag-line="Oakville" data-donate-link="/donate/35072?source=2019_35072_DON_EN" data-volunteer-link="https://www.ndp.ca/volunteer?source=2019_35072_VOL_EN" data-website-link="https://jeromeadamo.ndp.ca" data-twitter-link="https://twitter.com/Jerome4Oakville" data-facebook-link="https://www.facebook.com/Jerome4Oakville" data-instagram-link="https://www.instagram.com/jermone_adamo4oakville/" data-bio=""&gt;&lt;/div&gt;</text:span></text:p>
      <text:p text:style-name="P24"><text:span text:style-name="T73"/></text:p>
      <text:p text:style-name="P24"><text:a xlink:href="http://www.blocquebecois.org/candidats/"><text:span text:style-name="T74">http://www.blocquebecois.org/candidats/</text:span></text:a><text:span text:style-name="T75"><text:s text:c="2"/>(may paginate)</text:span></text:p>
      <text:p text:style-name="P24"><text:span text:style-name="T76"/></text:p>
      <text:p text:style-name="P24"><text:span text:style-name="T77">paginate so copied and pasted whole html</text:span></text:p>
      <text:p text:style-name="P24"><text:span text:style-name="T78"/></text:p>
      <text:p text:style-name="P24"><text:span text:style-name="T79">querySelctorAll('article')</text:span></text:p>
      <text:p text:style-name="P24"><text:span text:style-name="T79"><text:tab/>-&gt; queryselector(image a) </text:span></text:p>
      <text:p text:style-name="P24"><text:span text:style-name="T79"><text:tab/><text:tab/><text:tab/>.href = website</text:span></text:p>
      <text:p text:style-name="P24"><text:span text:style-name="T79"><text:tab/><text:tab/><text:tab/>.title.split(':')[0] = riding</text:span></text:p>
      <text:p text:style-name="P24"><text:span text:style-name="T79"><text:tab/><text:tab/><text:tab/>.src<text:s/></text:span><text:a xlink:href="https://www.blocquebecois.org/"><text:span text:style-name="T81">https://www.blocquebecois.org</text:span></text:a><text:span text:style-name="T82"><text:s/>+ src for image</text:span></text:p>
      <text:p text:style-name="P24"><text:span text:style-name="T82"><text:tab/><text:tab/><text:tab/>.alt = name</text:span></text:p>
      <text:p text:style-name="P24"><text:span text:style-name="T82"><text:tab/></text:span></text:p>
      <text:p text:style-name="P24"><text:span text:style-name="T82"><text:tab/>let facebook = "";</text:span></text:p>
      <text:p text:style-name="P24"><text:span text:style-name="T82"><text:tab/>let twitter = ""</text:span></text:p>
      <text:p text:style-name="P24"><text:span text:style-name="T82"><text:tab/>let </text:span></text:p>
      <text:p text:style-name="P24"><text:span text:style-name="T82"><text:s text:c="2"/><text:tab/>.queryselectorAll(.fb).forEach</text:span></text:p>
      <text:p text:style-name="P24"><text:span text:style-name="T82"><text:tab/><text:tab/>let test = .href </text:span></text:p>
      <text:p text:style-name="P24"><text:span text:style-name="T82"><text:tab/><text:tab/>facebook =<text:s text:c="2"/>test.match('facebook') || facebook</text:span></text:p>
      <text:p text:style-name="P24"><text:span text:style-name="T82"><text:tab/><text:tab/>twitter = test.match('twitter') || twitter;</text:span></text:p>
      <text:p text:style-name="P24"><text:span text:style-name="T82"><text:tab/><text:tab/>instagram = test.match('instagram') || instagram;</text:span></text:p>
      <text:p text:style-name="P24"><text:span text:style-name="T83"/></text:p>
      <text:p text:style-name="P24"><text:span text:style-name="T84"><text:tab/><text:tab/></text:span></text:p>
      <text:p text:style-name="P24"><text:span text:style-name="T85"/></text:p>
      <text:p text:style-name="P24"><text:span text:style-name="T85"/></text:p>
      <text:p text:style-name="P24"><text:span text:style-name="T85"/></text:p>
      <text:p text:style-name="P24"><text:span text:style-name="T85"/></text:p>
      <text:p text:style-name="P24"><text:span text:style-name="T85"/></text:p>
      <text:p text:style-name="P24"><text:span text:style-name="T85"/></text:p>
      <text:p text:style-name="P24"><text:a xlink:href="https://www.blocquebecois.org/candidats/?full_name=22959"><text:span text:style-name="T86">https://www.blocquebecois.org/candidats/?full_name=22959</text:span></text:a><text:span text:style-name="T87"/></text:p>
      <text:p text:style-name="P24"><text:span text:style-name="T88"/></text:p>
      <text:p text:style-name="P24"><text:span text:style-name="T88"/></text:p>
      <text:p text:style-name="P24"><text:span text:style-name="T88"/></text:p>
      <text:p text:style-name="P24"><text:span text:style-name="T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